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2" style:family="paragraph" style:parent-style-name="_5b_Normal_5d_">
      <style:paragraph-properties fo:margin-top="0in" fo:margin-bottom="0in"/>
      <style:text-properties fo:color="#000000" fo:font-size="10.5pt" style:text-underline-style="none" fo:font-weight="normal" fo:background-color="transparent" style:font-size-asian="10.5pt" style:font-weight-asian="normal" style:font-size-complex="10.5pt" style:font-weight-complex="normal"/>
    </style:style>
    <style:style style:name="P3" style:family="paragraph" style:parent-style-name="BODY">
      <style:paragraph-properties fo:margin-top="0in" fo:margin-bottom="0in"/>
      <style:text-properties fo:color="#000000" fo:font-size="10.5pt" style:text-underline-style="none" fo:font-weight="normal" fo:background-color="transparent" style:font-size-asian="10.5pt" style:font-weight-asian="normal" style:font-size-complex="10.5pt" style:font-weight-complex="normal"/>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Standard">
      <style:paragraph-properties fo:line-height="100%"/>
      <style:text-properties style:font-name="Georgia" fo:font-size="10.5pt" style:font-size-asian="10.5pt" style:font-size-complex="10.5pt"/>
    </style:style>
    <style:style style:name="P6"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weight-asian="normal" style:font-size-complex="10.5pt" style:font-weight-complex="normal"/>
    </style:style>
    <style:style style:name="P8" style:family="paragraph" style:parent-style-name="_5b_Normal_5d_">
      <style:paragraph-properties fo:margin-top="0in" fo:margin-bottom="0in"/>
      <style:text-properties fo:font-variant="normal" fo:text-transform="none" fo:color="#000000" style:font-name="Georgia" fo:font-size="10.5pt" fo:letter-spacing="normal" fo:language="zxx" fo:country="none" fo:font-style="normal" style:text-underline-style="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9" style:family="paragraph" style:parent-style-name="_5b_Normal_5d_">
      <style:paragraph-properties fo:margin-top="0in" fo:margin-bottom="0in"/>
      <style:text-properties fo:color="#000000" fo:font-size="10.5pt" style:text-underline-style="none" fo:font-weight="normal" fo:background-color="transparent" style:font-size-asian="10.5pt" style:font-weight-asian="normal" style:font-size-complex="10.5pt" style:font-weight-complex="normal"/>
    </style:style>
    <style:style style:name="P10" style:family="paragraph" style:parent-style-name="_5b_Normal_5d_">
      <style:paragraph-properties fo:margin-left="0in" fo:margin-right="0in" fo:margin-top="0in" fo:margin-bottom="0in" fo:text-align="start" style:justify-single-word="false" fo:text-indent="0in" style:auto-text-indent="false" style:text-autospace="none" style:writing-mode="lr-tb"/>
      <style:text-properties fo:font-variant="normal" fo:text-transform="none" fo:color="#000000" style:font-name="Georgia" fo:font-size="10.5pt" fo:letter-spacing="normal" fo:language="zxx" fo:country="none" fo:font-style="normal" style:text-underline-style="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1" style:family="paragraph" style:parent-style-name="_5b_Normal_5d_">
      <style:paragraph-properties fo:margin-left="0in" fo:margin-right="0in" fo:margin-top="0in" fo:margin-bottom="0in" fo:text-align="start" style:justify-single-word="false" fo:text-indent="0in" style:auto-text-indent="false" style:text-autospace="none" style:writing-mode="lr-tb"/>
      <style:text-properties fo:color="#000000" style:font-name="Georgia" fo:font-size="10.5pt" fo:language="zxx" fo:country="none" style:text-underline-style="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Georgia" fo:letter-spacing="normal" fo:language="zxx" fo:country="none" fo:font-style="normal" style:font-name-asian="Georgia" style:language-asian="zxx" style:country-asian="none" style:font-name-complex="Georgia" style:language-complex="zxx" style:country-complex="none"/>
    </style:style>
    <style:style style:name="T3" style:family="text">
      <style:text-properties fo:font-variant="normal" fo:text-transform="none" style:font-name="Georgia" fo:letter-spacing="normal" fo:language="zxx" fo:country="none" fo:font-style="normal" fo:font-weight="bold" style:font-name-asian="Georgia" style:language-asian="zxx" style:country-asian="none" style:font-weight-asian="bold" style:font-name-complex="Georgia" style:language-complex="zxx" style:country-complex="none" style:font-weight-complex="bold"/>
    </style:style>
    <style:style style:name="T4" style:family="text">
      <style:text-properties fo:font-variant="normal" fo:text-transform="none" style:font-name="Georgia" fo:letter-spacing="normal" fo:language="zxx" fo:country="none" fo:font-style="italic" style:font-name-asian="Georgia" style:language-asian="zxx" style:country-asian="none" style:font-style-asian="italic" style:font-name-complex="Georgia" style:language-complex="zxx" style:country-complex="none" style:font-style-complex="italic"/>
    </style:style>
    <style:style style:name="T5" style:family="text">
      <style:text-properties fo:font-variant="normal" fo:text-transform="none" fo:color="#000000" fo:letter-spacing="normal" fo:language="zxx" fo:country="none" fo:font-style="normal" style:text-underline-style="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6" style:family="text">
      <style:text-properties fo:font-variant="normal" fo:text-transform="none" fo:color="#000000" style:font-name="Georgia" fo:letter-spacing="normal" fo:language="zxx" fo:country="none" fo:font-style="normal" style:text-underline-style="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7" style:family="text">
      <style:text-properties fo:font-variant="normal" fo:text-transform="none" fo:color="#000000" style:font-name="Georgia" fo:letter-spacing="normal" fo:language="zxx" fo:country="none" fo:font-style="normal" style:font-name-asian="Georgia" style:language-asian="zxx" style:country-asian="none" style:font-name-complex="Georgia" style:language-complex="zxx" style:country-complex="none"/>
    </style:style>
    <style:style style:name="T8" style:family="text">
      <style:text-properties fo:font-variant="normal" fo:text-transform="none" fo:color="#000000" style:font-name="Georgia" fo:letter-spacing="normal" fo:language="zxx" fo:country="none" fo:font-style="italic" style:text-underline-style="none" fo:font-weight="normal" fo:background-color="transparent"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9" style:family="text">
      <style:text-properties fo:color="#000000" style:font-name="Georgia" fo:language="zxx" fo:country="none" style:font-name-asian="Georgia" style:language-asian="zxx" style:country-asian="none" style:font-name-complex="Georgia" style:language-complex="zxx" style:country-complex="none"/>
    </style:style>
    <style:style style:name="T10" style:family="text">
      <style:text-properties fo:color="#000000" style:font-name="Georgia"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1" style:family="text">
      <style:text-properties fo:color="#000000" style:font-name="Georgia" fo:language="zxx" fo:country="none" fo:font-style="italic" style:text-underline-style="none" fo:font-weight="normal" fo:background-color="transparent"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12" style:family="text">
      <style:text-properties fo:color="#000000" style:font-name="Georgia" fo:language="zxx" fo:country="none" style:text-underline-style="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13" style:family="text">
      <style:text-properties style:font-name="Georgia" fo:language="zxx" fo:country="none" style:font-name-asian="Georgia" style:language-asian="zxx" style:country-asian="none" style:font-name-complex="Georgia" style:language-complex="zxx" style:country-complex="none"/>
    </style:style>
    <style:style style:name="T14"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15" style:family="text">
      <style:text-properties style:font-name="Georgia" fo:language="none" fo:country="none" style:font-name-asian="Georgia" style:language-asian="none" style:country-asian="none" style:font-name-complex="Georgia" style:language-complex="none" style:country-complex="none"/>
    </style:style>
    <style:style style:name="T16" style:family="text">
      <style:text-properties fo:language="zxx" fo:country="none" style:text-underline-style="none" fo:background-color="transparent" style:font-name-asian="Georgia" style:language-asian="zxx" style:country-asian="none" style:font-weight-asian="normal" style:font-name-complex="Georgia" style:language-complex="zxx" style:country-complex="none" style:font-weight-complex="normal"/>
    </style:style>
    <style:style style:name="T17" style:family="text">
      <style:text-properties fo:color="#802020" fo:font-size="12pt" fo:language="none" fo:country="none" fo:font-weight="bold" style:font-size-asian="12pt" style:language-asian="none" style:country-asian="none" style:font-weight-asian="bold" style:font-size-complex="12pt" style:language-complex="none" style:country-complex="none" style:font-weight-complex="bold"/>
    </style:style>
    <style:style style:name="T18" style:family="text">
      <style:text-properties fo:color="#802020" fo:language="none" fo:country="none" fo:font-weight="bold" style:language-asian="none" style:country-asian="none" style:font-weight-asian="bold" style:language-complex="none" style:country-complex="none" style:font-weight-complex="bold"/>
    </style:style>
    <style:style style:name="T19" style:family="text">
      <style:text-properties fo:color="#bf3030" fo:font-size="12pt" fo:language="none" fo:country="none" style:font-size-asian="12pt" style:language-asian="none" style:country-asian="none" style:font-size-complex="12pt" style:language-complex="none" style:country-complex="none"/>
    </style:style>
    <style:style style:name="T20" style:family="text">
      <style:text-properties fo:color="#bf3030" fo:language="none" fo:country="none" style:language-asian="none" style:country-asian="none" style:language-complex="none" style:country-complex="none"/>
    </style:style>
    <style:style style:name="T21" style:family="text">
      <style:text-properties fo:font-size="12pt" fo:language="none" fo:country="none" style:font-size-asian="12pt" style:language-asian="none" style:country-asian="none" style:font-size-complex="12pt" style:language-complex="none" style:country-complex="none"/>
    </style:style>
    <style:style style:name="T22" style:family="text">
      <style:text-properties fo:language="none" fo:country="none" style:language-asian="none" style:country-asian="none" style:language-complex="none" style:country-complex="none"/>
    </style:style>
    <style:style style:name="T23" style:family="text">
      <style:text-properties fo:language="none" fo:country="none" fo:font-weight="bold" style:language-asian="none" style:country-asian="none" style:font-weight-asian="bold" style:language-complex="none" style:country-complex="none" style:font-weight-complex="bold"/>
    </style:style>
    <style:style style:name="T24" style:family="text">
      <style:text-properties style:font-name="Georgia" fo:language="none" fo:country="none"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isdom of an Ant</text:span> </text:p>
      <text:p text:style-name="P5"><text:span text:style-name="T1">Read:</text:span> Proverbs 30:24-25; 6:6-11</text:p>
      <text:p text:style-name="P5"><text:span text:style-name="T1">Text:</text:span> Proverbs 6:6 “<text:span text:style-name="T5">Go to the ant, thou sluggard; consider her ways, and <text:tab/><text:tab/> <text:s text:c="8"/>be wise:”</text:span></text:p>
      <text:p text:style-name="P4"><text:span text:style-name="T1">Introduction:</text:span> The ant is found 2 times in scripture and we just read both times. <text:s/>Solomon relates some deep intelligence about this tiny creature and we are going to talk about it today. <text:s/>Solomon calls the ants,</text:p>
      <text:p text:style-name="P4">“<text:span text:style-name="T16">exceeding wise.”</text:span></text:p>
      <text:p text:style-name="P4"><text:span text:style-name="T1">Ants are not strong:</text:span> In the children's song: “Jesus Loves me,” we learn that “we are weak but He is strong.” <text:s/>How many times do we excuse our lack of obedience by hiding behind our weakness. <text:s/>“I wish I was stronger pastor so that I could resist that particular temptation to sin.” <text:s/>Sometimes we excuse our family members with the same excuse: “He just isn't strong enough to resist the pull of the world.” </text:p>
      <text:p text:style-name="P4"><text:s text:c="2"/>Have you ever tried to move something that was too heavy, for you, to lift? <text:s/>The item may exceed your ability to pick up and carry but that doesn't mean that you can't move it. <text:s/>You may have to devise a lever or pulley system or you may need to ask for help from another person but with a little wisdom most items can be moved successfully.</text:p>
      <text:p text:style-name="P4"><text:s text:c="2"/>Maybe our weakness is not a legitimate excuse for inaction on our part.</text:p>
      <text:p text:style-name="P3"><text:span text:style-name="T3">Ants are unsupervised:</text:span><text:span text:style-name="T2"> Solomon says: “Which having no guide, over-seer, or ruler...” They work without a boss to tell them what to do. <text:s/>Several years ago I was talking to a man who was supervising some boys. <text:s/>I asked them how they were doing and he said: “Not bad for 'one steppers.'” <text:s/>I asked: “What's a 'one stepper?'” <text:s/>A “one stepper” is an individual who only does exactly what he/she is told. <text:s/>They don't have the insight to go on and do the next thing. <text:s/>If you tell them to load the dishwasher that is what they will do. <text:s/>When you inquire as to why the dishes aren't done they will say: “You told me to load the dishwasher...you didn't tell me to start it?” <text:s/>If you assign them to split the firewood and they fail to stack it their excuse is: “You told me to split it but you never told me to stack it up.” <text:s/>In the Christian community they are the ones who hear that they should be reading their Bible so they read a verse a day. <text:s/>When you talk to them about prayer they think they are okay because they pray over their food before eating.</text:span></text:p>
      <text:p text:style-name="P2"><text:span text:style-name="T3">Ants plan ahead:</text:span><text:span text:style-name="T2"> They: “prepare their meat in the summer </text:span><text:span text:style-name="T4">and</text:span><text:span text:style-name="T2"> gather their food in the harvest.” They spent their time making sure that they </text:span></text:p>
      <text:p text:style-name="P8">will be prepared for the future. <text:s/>One financial planner says that each of us should have an emergency fund that will allow us to live for three to six months if we lose our source of income. <text:s/>Very few households have this. <text:s/>I remember reading about American POW's in Viet Nam. <text:s/>They decided to put on a Christmas program but they had no Bibles. <text:s/>The program went on because there were several soldiers who had memorized various parts of the Christmas scriptures and their combined knowledge provided an accurate rendition of the story. <text:s/>I wonder when they memorized those scriptures, as a child, if they realized they were: “preparing their meat in the summer?” <text:s/>They were hiding the Word in their heart for future use in a time of severe need.</text:p>
      <text:p text:style-name="P2"><text:span text:style-name="T3">Ants are not lazy:</text:span><text:span text:style-name="T2"> <text:s/>Have you ever watched ants at work? <text:s/>They never stop. <text:s/>If you drop a stick on the anthill you will see an ant emerge, soon to be followed by another and several more until there are enough to carry the stick away. <text:s/>No one tells them to do it and there is no credit awarded for them doing it. <text:s/>They just see the job and do it. <text:s/></text:span></text:p>
      <text:p text:style-name="P2"><text:span text:style-name="T3">The contrast is ant vs. slothful:</text:span><text:span text:style-name="T2"> The ant is diligent, forward looking, and busy with meaningful work. <text:s/>Here is how the scripture puts it: “The hand of the diligent shall bear rule: but the slothful shall be under tribute.” “The slothful </text:span><text:span text:style-name="T4">man</text:span><text:span text:style-name="T2"> roasteth not that which he took in hunting: but the substance of a diligent man </text:span><text:span text:style-name="T4">is</text:span><text:span text:style-name="T2"> precious.” <text:s/>“The way of the slothful </text:span><text:span text:style-name="T4">man is</text:span><text:span text:style-name="T2"> as an hedge of thorns: but the way of the righteous </text:span><text:span text:style-name="T4">is</text:span><text:span text:style-name="T2"> made plain.” <text:s/></text:span></text:p>
      <text:p text:style-name="P1"><text:span text:style-name="T6">“ He also that is slothful in his work is brother to him that is a great waster.” <text:s/>“The desire of the slothful killeth him; for his hands refuse to labour.” <text:s/>“ The slothful </text:span><text:span text:style-name="T8">man</text:span><text:span text:style-name="T6"> saith, </text:span><text:span text:style-name="T8">There is</text:span><text:span text:style-name="T6"> a lion without, I shall be slain in the streets.” <text:s/>“</text:span><text:span text:style-name="T7">I went by the field of the slothful, and by the vineyard of the man void of understanding; </text:span><text:span text:style-name="T9">And, lo, it was all grown over with thorns, </text:span><text:span text:style-name="T10">and</text:span><text:span text:style-name="T9"> nettles had covered the face thereof, and the stone wall thereof was broken down. Then I saw, </text:span><text:span text:style-name="T10">and</text:span><text:span text:style-name="T9"> considered </text:span><text:span text:style-name="T10">it</text:span><text:span text:style-name="T9"> well: I looked upon </text:span><text:span text:style-name="T10">it, and</text:span><text:span text:style-name="T9"> received instruction. </text:span><text:span text:style-name="T10">Yet</text:span><text:span text:style-name="T9"> a little sleep, a little slumber, a little folding of the hands to sleep:” <text:s/>“</text:span><text:span text:style-name="T11">As</text:span><text:span text:style-name="T12"> the door turneth upon his hinges, so </text:span><text:span text:style-name="T11">doth</text:span><text:span text:style-name="T12"> the slothful upon his bed.”</text:span></text:p>
      <text:p text:style-name="P10"/>
      <text:p text:style-name="P2"><text:span text:style-name="T14">Conclude:</text:span><text:span text:style-name="T13"> Rarely do we hear a sermon bewailing the sin of sloth. <text:s/>Rare is the person who admits they are slothful. <text:s/>We will admit to <text:s/>procrastina-tion. <text:s/>We will confess to fatigue or tiredness but when it comes to laziness someone else always comes to mind. <text:s/>In the New Testament Jesus said: </text:span></text:p>
      <text:p text:style-name="P2"><text:span text:style-name="T13">"</text:span><text:span text:style-name="T15">I must work the works of him that sent me, while it is day: the night cometh, when no man can work.” <text:s/>The apostle Paul said: “...if any would not work, neither should he eat.” <text:s/>I'll end where we started: </text:span><text:span text:style-name="T15">“</text:span><text:span text:style-name="T2">Go to the ant, thou sluggard; consider her ways, and be wise:”</text:span></text:p>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22-10-02T08:19:09.41</dc:date>
    <meta:editing-duration>P4DT17H40M17S</meta:editing-duration>
    <meta:generator>OpenOffice/4.1.3$Win32 OpenOffice.org_project/413m1$Build-9783</meta:generator>
    <meta:printed-by>Joel Tice</meta:printed-by>
    <meta:print-date>2022-10-02T08:18:17.94</meta:print-date>
    <meta:document-statistic meta:table-count="0" meta:image-count="0" meta:object-count="0" meta:page-count="1" meta:paragraph-count="16" meta:word-count="961" meta:character-count="51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